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8_11-53-15_000.jpg</text:p>
          </table:table-cell>
          <table:table-cell table:style-name="ce22" office:value-type="string">
            <text:p>:bookmemo / 読んだ本 / 『ひきこもりと家族トラウマ』 / 著者=服部雄一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]=&quot;&quot;;[.C2];CONCATENATE([.C2];&quot; / &quot;;[.E2]))" office:value-type="string" office:string-value=":bookmemo / 読んだ本 / 『ひきこもりと家族トラウマ』 / 著者=服部雄一">
            <text:p>:bookmemo / 読んだ本 / 『ひきこもりと家族トラウマ』 / 著者=服部雄一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8_12-38-40_000.jpg</text:p>
          </table:table-cell>
          <table:table-cell table:style-name="ce22" office:value-type="string">
            <text:p>:bookmemo 1*1 / ページメモ / 『気象・天気図のすべてがわかる本』 / 著者=岩谷忠幸、監修 / session-1 / p.96 / </text:p>
          </table:table-cell>
          <table:table-cell table:style-name="ce4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3]=&quot;&quot;;[.C3];CONCATENATE([.C3];&quot; / &quot;;[.E3]))" office:value-type="string" office:string-value=":bookmemo 1*1 / ページメモ / 『気象・天気図のすべてがわかる本』 / 著者=岩谷忠幸、監修 / session-1 / p.96 / ">
            <text:p>:bookmemo 1*1 / ページメモ / 『気象・天気図のすべてがわかる本』 / 著者=岩谷忠幸、監修 / session-1 / p.96 /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8_13-55-56_000.jpg</text:p>
          </table:table-cell>
          <table:table-cell table:style-name="ce22" office:value-type="string">
            <text:p>:PHOTO 記録用 / 定点観測 / @自室前：ベランダ / 自然観察 / target=サボテン</text:p>
          </table:table-cell>
          <table:table-cell table:style-name="ce3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4]=&quot;&quot;;[.C4];CONCATENATE([.C4];&quot; / &quot;;[.E4]))" office:value-type="string" office:string-value=":PHOTO 記録用 / 定点観測 / @自室前：ベランダ / 自然観察 / target=サボテン">
            <text:p>:PHOTO 記録用 / 定点観測 / @自室前：ベランダ / 自然観察 / target=サボテン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8_13-56-02_000.jpg</text:p>
          </table:table-cell>
          <table:table-cell table:style-name="ce22" office:value-type="string">
            <text:p>:PHOTO 記録用 / 定点観測 / @自室前：ベランダ / 自然観察 / target=プランター群：全体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5]=&quot;&quot;;[.C5];CONCATENATE([.C5];&quot; / &quot;;[.E5]))" office:value-type="string" office:string-value=":PHOTO 記録用 / 定点観測 / @自室前：ベランダ / 自然観察 / target=プランター群：全体">
            <text:p>:PHOTO 記録用 / 定点観測 / @自室前：ベランダ / 自然観察 / target=プランター群：全体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8_17-58-39_000.jpg</text:p>
          </table:table-cell>
          <table:table-cell table:style-name="ce22" office:value-type="string">
            <text:p>:m RES 1*1 / free# JVEMV6 37#28_26.9 / 37. miscs of miscs / 28. anim.dessin / 26. 解剖 / theme=腰：骨格,w:大腰筋,w:腸腰筋,notice=~,found=~ / N+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6]=&quot;&quot;;[.C6];CONCATENATE([.C6];&quot; / &quot;;[.E6]))" office:value-type="string" office:string-value=":m RES 1*1 / free# JVEMV6 37#28_26.9 / 37. miscs of miscs / 28. anim.dessin / 26. 解剖 / theme=腰：骨格,w:大腰筋,w:腸腰筋,notice=~,found=~ / N+">
            <text:p>:m RES 1*1 / free# JVEMV6 37#28_26.9 / 37. miscs of miscs / 28. anim.dessin / 26. 解剖 / theme=腰：骨格,w:大腰筋,w:腸腰筋,notice=~,found=~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8_18-23-07_000.jpg</text:p>
          </table:table-cell>
          <table:table-cell table:style-name="ce22" office:value-type="string">
            <text:p>:m RES 1*1 / free# JVEMV6 37#23.1_18 / 37. miscs of miscs / 23. CO2 / 1. mind-map / M-47:#20.1 / topic=DBDs,w:breakdown-voltage;filamentary-mode / N+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7]=&quot;&quot;;[.C7];CONCATENATE([.C7];&quot; / &quot;;[.E7]))" office:value-type="string" office:string-value=":m RES 1*1 / free# JVEMV6 37#23.1_18 / 37. miscs of miscs / 23. CO2 / 1. mind-map / M-47:#20.1 / topic=DBDs,w:breakdown-voltage;filamentary-mode / N+">
            <text:p>:m RES 1*1 / free# JVEMV6 37#23.1_18 / 37. miscs of miscs / 23. CO2 / 1. mind-map / M-47:#20.1 / topic=DBDs,w:breakdown-voltage;filamentary-mode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8_20-39-20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8_23-31-19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8_23-46-25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8_23-53-33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9_00-14-15_000.jpg</text:p>
          </table:table-cell>
          <table:table-cell table:style-name="ce22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9_00-53-06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9_01-55-13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4]=&quot;&quot;;[.C14];CONCATENATE([.C14];&quot; / &quot;;[.E1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29_01-55-44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29_09-51-34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29_10-19-09_000.jpg</text:p>
          </table:table-cell>
          <table:table-cell table:style-name="ce22" office:value-type="string">
            <text:p>:m :? 1*1 / 地球：太陽に一番近づく：いつか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7]=&quot;&quot;;[.C17];CONCATENATE([.C17];&quot; / &quot;;[.E17]))" office:value-type="string" office:string-value=":m :? 1*1 / 地球：太陽に一番近づく：いつか">
            <text:p>:m :? 1*1 / 地球：太陽に一番近づく：いつ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29_10-29-51_000.jpg</text:p>
          </table:table-cell>
          <table:table-cell table:style-name="ce8" office:value-type="string">
            <text:p>:PHOTO 記録 / 経過記録；作ったもの / food=日陰干し / material=ローズマリー：焼酎に漬けたあと,time=~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8]=&quot;&quot;;[.C18];CONCATENATE([.C18];&quot; / &quot;;[.E18]))" office:value-type="string" office:string-value=":PHOTO 記録 / 経過記録；作ったもの / food=日陰干し / material=ローズマリー：焼酎に漬けたあと,time=~">
            <text:p>:PHOTO 記録 / 経過記録；作ったもの / food=日陰干し / material=ローズマリー：焼酎に漬けたあと,time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29_10-30-14_000.jpg</text:p>
          </table:table-cell>
          <table:table-cell table:style-name="ce8" office:value-type="string">
            <text:p>:PHOTO 記録 / 経過記録；作ったもの / food=日陰干し / material=白菜,time=~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9]=&quot;&quot;;[.C19];CONCATENATE([.C19];&quot; / &quot;;[.E19]))" office:value-type="string" office:string-value=":PHOTO 記録 / 経過記録；作ったもの / food=日陰干し / material=白菜,time=~">
            <text:p>:PHOTO 記録 / 経過記録；作ったもの / food=日陰干し / material=白菜,time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8_14-18-27_000.mp4</text:p>
          </table:table-cell>
          <table:table-cell table:style-name="ce8" office:value-type="string">
            <text:p>:VIDEO / @自室 / 記録 / knoten / 実演,perform / n-2020-0928-1 / knot=cow-hitch,video=mm:11.2.1-3:24~,for=cow-hitch-for-single-rope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928-1 / knot=cow-hitch,video=mm:11.2.1-3:24~,for=cow-hitch-for-single-rope">
            <text:p>:VIDEO / @自室 / 記録 / knoten / 実演,perform / n-2020-0928-1 / knot=cow-hitch,video=mm:11.2.1-3:24~,for=cow-hitch-for-single-rop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8_14-25-59_000.mp4</text:p>
          </table:table-cell>
          <table:table-cell table:style-name="ce8" office:value-type="string">
            <text:p>:VIDEO / @自室 / 記録 / knoten / 実演,perform / n-2020-0928-2 / knot=ドックヒッチ＋ミニもやい結び,other=original:usage,for=完成したところ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knoten / 実演,perform / n-2020-0928-2 / knot=ドックヒッチ＋ミニもやい結び,other=original:usage,for=完成したところ">
            <text:p>:VIDEO / @自室 / 記録 / knoten / 実演,perform / n-2020-0928-2 / knot=ドックヒッチ＋ミニもやい結び,other=original:usage,for=完成したとこ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8_14-37-46_000.mp4</text:p>
          </table:table-cell>
          <table:table-cell table:style-name="ce8" office:value-type="string">
            <text:p>:VIDEO / @自室 / 記録 / knoten / 実演,perform / n-2020-0928-3 / knot=簡易もやい結び,other=original:knot,for=短い端ロープで輪を作る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knoten / 実演,perform / n-2020-0928-3 / knot=簡易もやい結び,other=original:knot,for=短い端ロープで輪を作る">
            <text:p>:VIDEO / @自室 / 記録 / knoten / 実演,perform / n-2020-0928-3 / knot=簡易もやい結び,other=original:knot,for=短い端ロープで輪を作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8_14-56-31_000.mp4</text:p>
          </table:table-cell>
          <table:table-cell table:style-name="ce8" office:value-type="string">
            <text:p>:VIDEO / @自室 / 記録 / knoten / 実演,perform / n-2020-0928-4 / knot=marlin-hitch,other=use-knot:巻き結び;usage:marlin-hitch-for-handle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knoten / 実演,perform / n-2020-0928-4 / knot=marlin-hitch,other=use-knot:巻き結び;usage:marlin-hitch-for-handle">
            <text:p>:VIDEO / @自室 / 記録 / knoten / 実演,perform / n-2020-0928-4 / knot=marlin-hitch,other=use-knot:巻き結び;usage:marlin-hitch-for-handl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8_15-09-51_000.mp4</text:p>
          </table:table-cell>
          <table:table-cell table:style-name="ce8" office:value-type="string">
            <text:p>:VIDEO / @自室 / 記録 / knoten / 実演,perform / n-2020-0928-5 / knot=巻き付け結び＋巻き結び,for=完成したところ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室 / 記録 / knoten / 実演,perform / n-2020-0928-5 / knot=巻き付け結び＋巻き結び,for=完成したところ">
            <text:p>:VIDEO / @自室 / 記録 / knoten / 実演,perform / n-2020-0928-5 / knot=巻き付け結び＋巻き結び,for=完成したとこ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8_22-06-28_000.mp4</text:p>
          </table:table-cell>
          <table:table-cell table:style-name="ce8" office:value-type="string">
            <text:p>:VIDEO / @自室 / 記録 / recorder,rc / 演奏、play / r-2020-0928-1 / genr=f-N,for=melody-theme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室 / 記録 / recorder,rc / 演奏、play / r-2020-0928-1 / genr=f-N,for=melody-theme">
            <text:p>:VIDEO / @自室 / 記録 / recorder,rc / 演奏、play / r-2020-0928-1 / genr=f-N,for=melody-them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8_22-07-38_000.mp4</text:p>
          </table:table-cell>
          <table:table-cell table:style-name="ce8" office:value-type="string">
            <text:p>:VIDEO / @自室 / 記録 / recorder,rc / 演奏、play / r-2020-0928-2 / genr=f-continue:2020-09-28_22-06-28_000.mp4,for=melody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室 / 記録 / recorder,rc / 演奏、play / r-2020-0928-2 / genr=f-continue:2020-09-28_22-06-28_000.mp4,for=melody">
            <text:p>:VIDEO / @自室 / 記録 / recorder,rc / 演奏、play / r-2020-0928-2 / genr=f-continue:2020-09-28_22-06-28_000.mp4,for=melody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8_22-40-55_000.mp4</text:p>
          </table:table-cell>
          <table:table-cell table:style-name="ce8" office:value-type="string">
            <text:p>:VIDEO / @自宅 / メモ / kb,keyboard / 演奏、play / k-2020-0928-1 / genr=f-N:composition-relay,RH=melody,LH=notes;pitch:1-7-5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VIDEO / @自宅 / メモ / kb,keyboard / 演奏、play / k-2020-0928-1 / genr=f-N:composition-relay,RH=melody,LH=notes;pitch:1-7-5">
            <text:p>:VIDEO / @自宅 / メモ / kb,keyboard / 演奏、play / k-2020-0928-1 / genr=f-N:composition-relay,RH=melody,LH=notes;pitch:1-7-5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8_22-57-06_000.mid</text:p>
          </table:table-cell>
          <table:table-cell table:style-name="ce8" office:value-type="string">
            <text:p>:in-mid / app=perfect-piano / 演奏、play / id-2020-0928-1 / category=melody,inst=piano,for=~</text:p>
          </table:table-cell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string" office:string-value=":in-mid / app=perfect-piano / 演奏、play / id-2020-0928-1 / category=melody,inst=piano,for=~">
            <text:p>:in-mid / app=perfect-piano / 演奏、play / id-2020-0928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29_00-02-34_000.m4a</text:p>
          </table:table-cell>
          <table:table-cell table:style-name="ce8" office:value-type="string">
            <text:p>:VOICE-MEMO / @自室 / lets / diary:天気についてポーランド語で書く</text:p>
          </table:table-cell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string" office:string-value=":VOICE-MEMO / @自室 / lets / diary:天気についてポーランド語で書く">
            <text:p>:VOICE-MEMO / @自室 / lets / diary:天気についてポーランド語で書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29_09-53-08_000.mid</text:p>
          </table:table-cell>
          <table:table-cell table:style-name="ce8" office:value-type="string">
            <text:p>:in-mid / app=perfect-piano / 演奏、play / id-2020-0929-1 / category=melody,inst=piano,for=~</text:p>
          </table:table-cell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string" office:string-value=":in-mid / app=perfect-piano / 演奏、play / id-2020-0929-1 / category=melody,inst=piano,for=~">
            <text:p>:in-mid / app=perfect-piano / 演奏、play / id-2020-0929-1 / category=melody,inst=piano,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020/09/29</text:date>, <text:time>12:06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9T12:06:32.84</dc:date>
    <dc:creator>iwabuchi ken</dc:creator>
    <meta:editing-duration>P26DT1H58M38S</meta:editing-duration>
    <meta:editing-cycles>9860</meta:editing-cycles>
    <meta:document-statistic meta:table-count="1" meta:cell-count="490" meta:object-count="0"/>
  </office:meta>
</office:document-meta>
</file>